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A000002CE1EB2D3D842C09A71.jpg" manifest:media-type="image/jpeg"/>
  <manifest:file-entry manifest:full-path="Pictures/1000000000000464000002EED578B42F090DB992.jpg" manifest:media-type="image/jpeg"/>
  <manifest:file-entry manifest:full-path="Pictures/10000000000003B1000002D76D45B336A566B8C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0cm" svg:y="0.342cm" svg:width="17cm" svg:height="10.956cm" draw:z-index="0"><draw:image xlink:href="Pictures/100000000000045A000002CE1EB2D3D842C09A71.jpg" xlink:type="simple" xlink:show="embed" xlink:actuate="onLoad" draw:mime-type="image/jpeg"/></draw:frame><draw:frame draw:style-name="fr2" draw:name="Imagen2" text:anchor-type="char" svg:x="0cm" svg:y="11.732cm" svg:width="17cm" svg:height="11.344cm" draw:z-index="1"><draw:image xlink:href="Pictures/1000000000000464000002EED578B42F090DB992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3" text:anchor-type="char" svg:width="17cm" svg:height="13.077cm" draw:z-index="2"><draw:image xlink:href="Pictures/10000000000003B1000002D76D45B336A566B8C7.jpg" xlink:type="simple" xlink:show="embed" xlink:actuate="onLoad" draw:mime-type="image/jpe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9T09:37:52.326000000</dc:date>
    <meta:editing-duration>PT34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